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9" style:family="paragraph" style:parent-style-name="Text_20_body">
      <style:text-properties officeooo:paragraph-rsid="0025d482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0539f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4258f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5d4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9"><text:span text:style-name="T6">The following token note </text:span><text:span text:style-name="T8">MicoToken</text:span><text:span text:style-name="T6"> expires </text:span><text:span text:style-name="T9">25</text:span><text:span text:style-name="T6"> </text:span><text:span text:style-name="T7">october</text:span><text:span text:style-name="T6"> 21</text:span></text:p>
      <text:p text:style-name="P18"><text:span text:style-name="Source_20_Text">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</text:span></text:p>
      <text:p text:style-name="P18"><text:span text:style-name="Source_20_Text"/></text:p>
      <text:p text:style-name="P18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/>
      <text:p text:style-name="P13"><text:soft-page-break/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9-19T10:10:21.781030996</dc:date>
    <meta:editing-duration>P1DT1H36M1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4" meta:character-count="1738" meta:non-whitespace-character-count="1511"/>
  </office:meta>
</office:document-meta>
</file>